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6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extent_polygon</text:p>
          </table:table-cell>
          <table:table-cell office:value-type="time" office:time-value="PT00H00M00.077586S" calcext:value-type="time">
            <text:p>00:00:00.08</text:p>
          </table:table-cell>
          <table:table-cell table:formula="of:=[.D10]*100/[.$D$17]" office:value-type="float" office:value="2.98795897130965" calcext:value-type="float">
            <text:p>2.99</text:p>
          </table:table-cell>
          <table:table-cell table:number-columns-repeated="2"/>
          <table:table-cell office:value-type="string" calcext:value-type="string">
            <text:p>saving fi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_raster_TPS_surface</text:p>
          </table:table-cell>
          <table:table-cell office:value-type="time" office:time-value="PT00H00M00.451545S" calcext:value-type="time">
            <text:p>00:00:00.45</text:p>
          </table:table-cell>
          <table:table-cell table:formula="of:=[.D11]*100/[.$D$17]" office:value-type="float" office:value="17.3897086291343" calcext:value-type="float">
            <text:p>17.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ip_raster_layer</text:p>
          </table:table-cell>
          <table:table-cell office:value-type="time" office:time-value="PT00H00M00.245378S" calcext:value-type="time">
            <text:p>00:00:00.25</text:p>
          </table:table-cell>
          <table:table-cell table:formula="of:=[.D12]*100/[.$D$17]" office:value-type="float" office:value="9.44989297633618" calcext:value-type="float">
            <text:p>9.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_raster_volume</text:p>
          </table:table-cell>
          <table:table-cell office:value-type="time" office:time-value="PT00H00M00.021746S" calcext:value-type="time">
            <text:p>00:00:00.02</text:p>
          </table:table-cell>
          <table:table-cell table:formula="of:=[.D13]*100/[.$D$17]" office:value-type="float" office:value="0.837472685666223" calcext:value-type="float">
            <text:p>0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get_raster_area</text:p>
          </table:table-cell>
          <table:table-cell office:value-type="time" office:time-value="PT00H00M01.789653S" calcext:value-type="time">
            <text:p>00:00:01.79</text:p>
          </table:table-cell>
          <table:table-cell table:formula="of:=[.D14]*100/[.$D$17]" office:value-type="float" office:value="68.922353734968" calcext:value-type="float">
            <text:p>68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calculate_raster_area</text:p>
          </table:table-cell>
          <table:table-cell office:value-type="time" office:time-value="PT00H00M00.010546S" calcext:value-type="time">
            <text:p>00:00:00.01</text:p>
          </table:table-cell>
          <table:table-cell table:formula="of:=[.D15]*100/[.$D$17]" office:value-type="float" office:value="0.406143058173273" calcext:value-type="float">
            <text:p>0.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_precipitation</text:p>
          </table:table-cell>
          <table:table-cell office:value-type="time" office:time-value="PT00H00M00.000168S" calcext:value-type="time">
            <text:p>00:00:00.00</text:p>
          </table:table-cell>
          <table:table-cell table:formula="of:=[.D16]*100/[.$D$17]" office:value-type="float" office:value="0.00646994441239426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0:.D16])" office:value-type="time" office:time-value="PT00H00M02.596622S" calcext:value-type="time">
            <text:p>00:00:02.60</text:p>
          </table:table-cell>
          <table:table-cell table:formula="of:=SUM([.E10:.E16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extent_polygon</text:p>
          </table:table-cell>
          <table:table-cell office:value-type="time" office:time-value="PT00H00M00.034568S" calcext:value-type="time">
            <text:p>00:00:00.03</text:p>
          </table:table-cell>
          <table:table-cell table:formula="of:=[.D23]*100/[.$D$30]" office:value-type="float" office:value="1.3788487442656" calcext:value-type="float">
            <text:p>1.38</text:p>
          </table:table-cell>
          <table:table-cell table:number-columns-repeated="2"/>
          <table:table-cell office:value-type="string" calcext:value-type="string">
            <text:p>saving to tempo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_raster_TPS_surface</text:p>
          </table:table-cell>
          <table:table-cell office:value-type="time" office:time-value="PT00H00M00.455031S" calcext:value-type="time">
            <text:p>00:00:00.46</text:p>
          </table:table-cell>
          <table:table-cell table:formula="of:=[.D24]*100/[.$D$30]" office:value-type="float" office:value="18.1502812703055" calcext:value-type="float">
            <text:p>18.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ip_raster_layer</text:p>
          </table:table-cell>
          <table:table-cell office:value-type="time" office:time-value="PT00H00M00.23148S" calcext:value-type="time">
            <text:p>00:00:00.23</text:p>
          </table:table-cell>
          <table:table-cell table:formula="of:=[.D25]*100/[.$D$30]" office:value-type="float" office:value="9.23327665247052" calcext:value-type="float">
            <text:p>9.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_raster_volume</text:p>
          </table:table-cell>
          <table:table-cell office:value-type="time" office:time-value="PT00H00M00.013025S" calcext:value-type="time">
            <text:p>00:00:00.01</text:p>
          </table:table-cell>
          <table:table-cell table:formula="of:=[.D26]*100/[.$D$30]" office:value-type="float" office:value="0.51954133574576" calcext:value-type="float">
            <text:p>0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get_raster_area</text:p>
          </table:table-cell>
          <table:table-cell office:value-type="time" office:time-value="PT00H00M01.768355S" calcext:value-type="time">
            <text:p>00:00:01.77</text:p>
          </table:table-cell>
          <table:table-cell table:formula="of:=[.D27]*100/[.$D$30]" office:value-type="float" office:value="70.5361626696886" calcext:value-type="float">
            <text:p>70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calculate_raster_area</text:p>
          </table:table-cell>
          <table:table-cell office:value-type="time" office:time-value="PT00H00M00.00433S" calcext:value-type="time">
            <text:p>00:00:00.00</text:p>
          </table:table-cell>
          <table:table-cell table:formula="of:=[.D28]*100/[.$D$30]" office:value-type="float" office:value="0.172715085126997" calcext:value-type="float">
            <text:p>0.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_precipitation</text:p>
          </table:table-cell>
          <table:table-cell office:value-type="time" office:time-value="PT00H00M00.00023S" calcext:value-type="time">
            <text:p>00:00:00.00</text:p>
          </table:table-cell>
          <table:table-cell table:formula="of:=[.D29]*100/[.$D$30]" office:value-type="float" office:value="0.00917424239704605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3:.D29])" office:value-type="time" office:time-value="PT00H00M02.507019S" calcext:value-type="time">
            <text:p>00:00:02.51</text:p>
          </table:table-cell>
          <table:table-cell table:formula="of:=SUM([.E23:.E29])" office:value-type="float" office:value="100" calcext:value-type="float">
            <text:p>10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2:35:53.346110317</meta:creation-date>
    <dc:date>2023-08-16T01:06:29.105441073</dc:date>
    <meta:editing-duration>PT21H20M14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